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Standard" style:list-style-name="L1">
      <style:text-properties fo:font-style="normal" fo:font-weight="normal" officeooo:rsid="0010be29" officeooo:paragraph-rsid="0019d09f" style:font-style-asian="normal" style:font-weight-asian="normal" style:font-style-complex="normal" style:font-weight-complex="normal"/>
    </style:style>
    <style:style style:name="P8" style:family="paragraph" style:parent-style-name="Standard" style:list-style-name="L1">
      <style:text-properties fo:font-style="normal" fo:font-weight="normal" officeooo:rsid="0018f6c1" officeooo:paragraph-rsid="0019d09f" style:font-style-asian="normal" style:font-weight-asian="normal" style:font-style-complex="normal" style:font-weight-complex="normal"/>
    </style:style>
    <style:style style:name="P9" style:family="paragraph" style:parent-style-name="Standard" style:list-style-name="L1">
      <style:text-properties fo:font-style="normal" fo:font-weight="normal" officeooo:rsid="0019d09f" officeooo:paragraph-rsid="0019d09f" style:font-style-asian="normal" style:font-weight-asian="normal" style:font-style-complex="normal" style:font-weight-complex="normal"/>
    </style:style>
    <style:style style:name="P10" style:family="paragraph" style:parent-style-name="Table_20_Contents">
      <style:text-properties officeooo:rsid="0019d09f" officeooo:paragraph-rsid="0019d09f"/>
    </style:style>
    <style:style style:name="T1" style:family="text">
      <style:text-properties officeooo:rsid="00180735"/>
    </style:style>
    <style:style style:name="T2" style:family="text">
      <style:text-properties officeooo:rsid="0019d0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10.5 Gérer compte des membr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10">Offrir un bonus à un membre</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text:span text:style-name="T1">ésire donner un bonus à un ou plusieurs membres.</text:span></text:p>
          </table:table-cell>
        </table:table-row>
        <table:table-row>
          <table:table-cell table:style-name="Table1.A2" office:value-type="string">
            <text:p text:style-name="P6">Acteurs</text:p>
          </table:table-cell>
          <table:table-cell table:style-name="Table1.B6" office:value-type="string">
            <text:p text:style-name="P10">Administrateur</text:p>
          </table:table-cell>
        </table:table-row>
        <table:table-row>
          <table:table-cell table:style-name="Table1.A2" office:value-type="string">
            <text:p text:style-name="P6">Préconditions</text:p>
          </table:table-cell>
          <table:table-cell table:style-name="Table1.B6" office:value-type="string">
            <text:p text:style-name="P5">L'acteur doit être authentifié <text:span text:style-name="T2">en tant qu'administrateur.</text:span></text:p>
          </table:table-cell>
        </table:table-row>
        <table:table-row>
          <table:table-cell table:style-name="Table1.A2" office:value-type="string">
            <text:p text:style-name="P6">Postconditions</text:p>
          </table:table-cell>
          <table:table-cell table:style-name="Table1.B6" office:value-type="string">
            <text:p text:style-name="P10">Le membre voit ses crédits augmentés.</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3">Lorsque l'utilisateur désire <text:span text:style-name="T2">offrir un bonus aux « bons » membres, il doit tout d'abord s'authentifier en tant qu'administrateur via le formulaire de connexion usuel. Une fois authentifié, il pourra accéder à un panneau de contrôle réservé aux administrateur. Ainsi, il pourra faire afficher la liste de tous les membres. Il lui sera également possible de faire afficher la liste des « bons » membres. Les bons membres sont, entre autre, ceux qui ont effectué un certain nombre de ventes. L'administrateur peut donc faire afficher les membres selon leur nombre de ventes effectuées. Ainsi, il peut décider d'offrir un bonus à un membre. Il n'a qu'à cliquer sur le membre et une fenêtre sera affichée. Il pourra entrer un nombre de crédits qui seront ajoutés au membre. Le nombre de crédits doit être positif et non nul, sinon un message d'erreur surviendra. Une fois que l'administrateur confirme l'ajout de crédits, un message de succès sera affiché.</text:span></text:p>
      <text:p text:style-name="P3"/>
      <text:p text:style-name="P2">Scénario d'opération</text:p>
      <text:list xml:id="list6281333883694628784" text:style-name="L1">
        <text:list-item>
          <text:p text:style-name="P7">L'utilisateur s'authentifie et passe alors au status de « <text:span text:style-name="T2">Administrateur</text:span> ».</text:p>
        </text:list-item>
        <text:list-item>
          <text:p text:style-name="P8">L<text:span text:style-name="T2">'administrateur accède à son panneau de contrôle réservé aux administrateurs.</text:span></text:p>
        </text:list-item>
        <text:list-item>
          <text:p text:style-name="P8"><text:span text:style-name="T2">L'administrateur fait afficher la liste des bons membres</text:span>.</text:p>
        </text:list-item>
        <text:list-item>
          <text:p text:style-name="P9">L'administrateur sélectionne les membres et ajoute des bonus.</text:p>
        </text:list-item>
        <text:list-item>
          <text:p text:style-name="P9">Si les conditions ci-haut sont remplies, soit que le nombre de crédits est non null et positif et que l'administrateur confirme l'ajout, les crédits sont ajoutés.</text:p>
        </text:list-item>
        <text:list-item>
          <text:p text:style-name="P9">L'administrateur revient au panneau de contrôl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22:31:14.466755662</dc:date>
    <meta:editing-duration>PT47M34S</meta:editing-duration>
    <meta:editing-cycles>8</meta:editing-cycles>
    <meta:generator>LibreOffice/4.4.7.2$Linux_X86_64 LibreOffice_project/40m0$Build-2</meta:generator>
    <meta:document-statistic meta:table-count="1" meta:image-count="0" meta:object-count="0" meta:page-count="1" meta:paragraph-count="24" meta:word-count="282" meta:character-count="1805" meta:non-whitespace-character-count="1553"/>
  </office:meta>
</office:document-meta>
</file>